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42FA000028BA88FA459C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normal" officeooo:paragraph-rsid="00111078" style:font-weight-asian="normal" style:font-weight-complex="normal"/>
    </style:style>
    <style:style style:name="P2" style:family="paragraph" style:parent-style-name="Standard">
      <style:text-properties style:font-name="Calibri" fo:font-weight="normal" officeooo:rsid="0014156c" officeooo:paragraph-rsid="00111078" style:font-weight-asian="normal" style:font-weight-complex="normal"/>
    </style:style>
    <style:style style:name="P3" style:family="paragraph" style:parent-style-name="Standard">
      <style:text-properties style:font-name="Calibri" fo:font-weight="normal" officeooo:rsid="001601ef" officeooo:paragraph-rsid="001601ef" style:font-weight-asian="normal" style:font-weight-complex="normal"/>
    </style:style>
    <style:style style:name="P4" style:family="paragraph" style:parent-style-name="Standard">
      <style:text-properties style:font-name="Calibri" fo:font-weight="normal" officeooo:rsid="001601ef" officeooo:paragraph-rsid="0016e8fc" style:font-weight-asian="normal" style:font-weight-complex="normal"/>
    </style:style>
    <style:style style:name="P5" style:family="paragraph" style:parent-style-name="Standard">
      <style:text-properties style:font-name="Calibri" fo:font-size="18pt" fo:font-weight="bold" officeooo:rsid="00111078" officeooo:paragraph-rsid="00111078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Calibri" officeooo:rsid="00111078" officeooo:paragraph-rsid="00111078"/>
    </style:style>
    <style:style style:name="P7" style:family="paragraph" style:parent-style-name="Standard">
      <style:text-properties style:font-name="Calibri" fo:font-weight="bold" officeooo:rsid="00111078" officeooo:paragraph-rsid="00111078" style:font-weight-asian="bold" style:font-weight-complex="bold"/>
    </style:style>
    <style:style style:name="P8" style:family="paragraph" style:parent-style-name="Standard">
      <style:text-properties style:font-name="Calibri" fo:font-weight="bold" officeooo:rsid="001601ef" officeooo:paragraph-rsid="0016e8fc" style:font-weight-asian="bold" style:font-weight-complex="bold"/>
    </style:style>
    <style:style style:name="P9" style:family="paragraph" style:parent-style-name="Standard">
      <style:text-properties style:font-name="Calibri" fo:font-weight="normal" officeooo:rsid="0016e8fc" officeooo:paragraph-rsid="0016e8fc" style:font-weight-asian="normal" style:font-weight-complex="normal"/>
    </style:style>
    <style:style style:name="P10" style:family="paragraph" style:parent-style-name="Standard">
      <style:text-properties style:font-name="Calibri" fo:font-weight="normal" officeooo:rsid="00170bc4" officeooo:paragraph-rsid="0016e8fc" style:font-weight-asian="normal" style:font-weight-complex="normal"/>
    </style:style>
    <style:style style:name="P11" style:family="paragraph" style:parent-style-name="Standard">
      <style:text-properties style:font-name="Calibri" fo:font-weight="normal" officeooo:rsid="00181045" officeooo:paragraph-rsid="00181045" style:font-weight-asian="normal" style:font-weight-complex="normal"/>
    </style:style>
    <style:style style:name="P12" style:family="paragraph" style:parent-style-name="Standard">
      <style:text-properties style:font-name="Calibri" fo:font-weight="normal" officeooo:rsid="00181045" officeooo:paragraph-rsid="001b68f9" style:font-weight-asian="normal" style:font-weight-complex="normal"/>
    </style:style>
    <style:style style:name="P13" style:family="paragraph" style:parent-style-name="Standard">
      <style:text-properties style:font-name="Calibri" fo:font-weight="normal" officeooo:rsid="00181045" officeooo:paragraph-rsid="001c0ea9" style:font-weight-asian="normal" style:font-weight-complex="normal"/>
    </style:style>
    <style:style style:name="P14" style:family="paragraph" style:parent-style-name="Standard">
      <style:text-properties style:font-name="Calibri" fo:font-weight="normal" officeooo:rsid="00181045" officeooo:paragraph-rsid="001c4ea3" style:font-weight-asian="normal" style:font-weight-complex="normal"/>
    </style:style>
    <style:style style:name="P15" style:family="paragraph" style:parent-style-name="Standard">
      <style:text-properties style:font-name="Calibri" fo:font-weight="normal" officeooo:rsid="00181045" officeooo:paragraph-rsid="001e3ed9" style:font-weight-asian="normal" style:font-weight-complex="normal"/>
    </style:style>
    <style:style style:name="P16" style:family="paragraph" style:parent-style-name="Standard">
      <style:text-properties style:font-name="Calibri" fo:font-weight="normal" officeooo:rsid="00181045" officeooo:paragraph-rsid="00247b9b" style:font-weight-asian="normal" style:font-weight-complex="normal"/>
    </style:style>
    <style:style style:name="P17" style:family="paragraph" style:parent-style-name="Standard">
      <style:text-properties style:font-name="Calibri" fo:font-weight="normal" officeooo:rsid="001601ef" officeooo:paragraph-rsid="0016e8fc" style:font-weight-asian="normal" style:font-weight-complex="normal"/>
    </style:style>
    <style:style style:name="P18" style:family="paragraph" style:parent-style-name="Standard">
      <style:text-properties style:font-name="Calibri" fo:font-weight="bold" officeooo:rsid="00181045" officeooo:paragraph-rsid="00181045" style:font-weight-asian="bold" style:font-weight-complex="bold"/>
    </style:style>
    <style:style style:name="T1" style:family="text">
      <style:text-properties officeooo:rsid="00111078"/>
    </style:style>
    <style:style style:name="T2" style:family="text">
      <style:text-properties officeooo:rsid="0014156c"/>
    </style:style>
    <style:style style:name="T3" style:family="text">
      <style:text-properties officeooo:rsid="0016e8fc"/>
    </style:style>
    <style:style style:name="T4" style:family="text">
      <style:text-properties officeooo:rsid="00170bc4"/>
    </style:style>
    <style:style style:name="T5" style:family="text">
      <style:text-properties officeooo:rsid="00181045"/>
    </style:style>
    <style:style style:name="T6" style:family="text">
      <style:text-properties officeooo:rsid="001b68f9"/>
    </style:style>
    <style:style style:name="T7" style:family="text">
      <style:text-properties officeooo:rsid="001c0ea9"/>
    </style:style>
    <style:style style:name="T8" style:family="text">
      <style:text-properties officeooo:rsid="001c4ea3"/>
    </style:style>
    <style:style style:name="T9" style:family="text">
      <style:text-properties officeooo:rsid="001c86d1"/>
    </style:style>
    <style:style style:name="T10" style:family="text">
      <style:text-properties officeooo:rsid="001e3ed9"/>
    </style:style>
    <style:style style:name="T11" style:family="text">
      <style:text-properties officeooo:rsid="00206cfc"/>
    </style:style>
    <style:style style:name="T12" style:family="text">
      <style:text-properties officeooo:rsid="00214574"/>
    </style:style>
    <style:style style:name="T13" style:family="text">
      <style:text-properties officeooo:rsid="00222e76"/>
    </style:style>
    <style:style style:name="T14" style:family="text">
      <style:text-properties officeooo:rsid="00247b9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ietokantasovellus <text:s/>– <text:s/>Parturi-kampaamon varausjärjestelmä</text:p>
      <text:p text:style-name="P6"/>
      <text:p text:style-name="P6"/>
      <text:p text:style-name="P6"/>
      <text:p text:style-name="P7">Johdanto</text:p>
      <text:p text:style-name="P7"/>
      <text:p text:style-name="P1"><text:span text:style-name="T1">Järjestelmä on tarkoitettu parturi-kamapaamo Salon Lulun palvelujen esittelyyn ja varaukseen verkossa. Sen kautta ylläpidetään tietoja kampaajista sekä heidän työajoistaan ja palveluvalikoimistaan. </text:span><text:span text:style-name="T2">Järjestelmällä asiakas voi rekistetröityä kanta-asiakkaaksi, kirjautua järjestelmään ja tehdä tai perua varauksia. Sen avulla henkilöstölle voidaan lähettää työlistoja ja johdolle yhteenvetoja.</text:span></text:p>
      <text:p text:style-name="P2"/>
      <text:p text:style-name="P3">Työn toteutuskieli on PHP ja tietokantapalvelin PostgreSQL. </text:p>
      <text:p text:style-name="P3"/>
      <text:p text:style-name="P3"/>
      <text:p text:style-name="P8"><text:span text:style-name="T5">K</text:span><text:span text:style-name="T3">äyttäjäryhmät</text:span></text:p>
      <text:p text:style-name="P9"/>
      <text:p text:style-name="P9"><draw:frame draw:style-name="fr1" draw:name="grafiikka1" text:anchor-type="paragraph" svg:width="18.085cm" svg:height="10.896cm" draw:z-index="0"><draw:image xlink:href="Pictures/20000009000042FA000028BA88FA459C.svm" xlink:type="simple" xlink:show="embed" xlink:actuate="onLoad"/></draw:frame></text:p>
      <text:p text:style-name="P4"><text:span text:style-name="T3"/></text:p>
      <text:p text:style-name="P4"><text:span text:style-name="T3">Asiakas: Henkilö, joka käyttää Salon Lulun web-sivuja</text:span><text:span text:style-name="T4"> ja tutustuu yrityksen palvelutarjontaan.</text:span></text:p>
      <text:p text:style-name="P4"><text:span text:style-name="T3">Työ</text:span><text:span text:style-name="T4">n</text:span><text:span text:style-name="T3">tekijä: Salon Lulun palveluksessa toimiva </text:span><text:span text:style-name="T4">henkilö</text:span><text:span text:style-name="T3">.</text:span></text:p>
      <text:p text:style-name="P4"><text:span text:style-name="T3">Joht</text:span><text:span text:style-name="T4">aja: Yrityksen työntekijä, joka palkkaa uudet työntekijät ja jakaa työlistoja.</text:span></text:p>
      <text:p text:style-name="P10"/>
      <text:p text:style-name="P10"/>
      <text:p text:style-name="P18"/>
      <text:p text:style-name="P18"/>
      <text:p text:style-name="P18"/>
      <text:p text:style-name="P18"/>
      <text:p text:style-name="P18"><text:soft-page-break/></text:p>
      <text:p text:style-name="P18">Käyttötapaukset</text:p>
      <text:p text:style-name="P18"/>
      <text:p text:style-name="P11">Asiakkaan käyttötapaukset</text:p>
      <text:p text:style-name="P11"/>
      <text:p text:style-name="P11">- Palvelun etsiminen: <text:span text:style-name="T6">asiakas voi käydä tutustumassa yrityksen palvelutarjontaan, hinnastoon ja vapaisiin aikoihin</text:span></text:p>
      <text:p text:style-name="P12"><text:span text:style-name="T6">- Palvelun varaaminen: asiakas valitsee ajankohdan, palvelun ja toimihenkilön listalta </text:span><text:span text:style-name="T8">ja saa varauksesta varausnumeron. </text:span><text:span text:style-name="T11">Esim: Asiakas </text:span><text:span text:style-name="T12">varaa ajan permanenttiin 10.</text:span><text:span text:style-name="T13">9</text:span><text:span text:style-name="T12">. klo 15 kampaajalta Kaija Kuisma ja järjestelmä antaa asiakkaalle varausnumeron 12345.</text:span></text:p>
      <text:p text:style-name="P14"><text:span text:style-name="T8">- Varauksen peruutus: asiakas kirjaa varausnumeronsa ja peruu varauksen</text:span><text:span text:style-name="T9"> jolloin varaus poistuu järjestelmästä</text:span></text:p>
      <text:p text:style-name="P14"><text:span text:style-name="T8">- Sisäänkirjautuminen: asiakas syöttää käyttäjätunnuksensa ja salasanansa järjestelmään ja kirjautuu sisään</text:span></text:p>
      <text:p text:style-name="P14"><text:span text:style-name="T8">- Kanta-asiakkaaksi rekisteröityminen: asiakas saa käyttäjätunnuksen ja salasanan, joilla hän voi kirjautua järjestelmään </text:span><text:span text:style-name="T13">ja saa näin alennusta palveluista</text:span></text:p>
      <text:p text:style-name="P12"><text:span text:style-name="T6"/></text:p>
      <text:p text:style-name="P12"><text:span text:style-name="T6"/></text:p>
      <text:p text:style-name="P13"><text:span text:style-name="T7">Työntekijän käyttötapaukset</text:span></text:p>
      <text:p text:style-name="P13"><text:span text:style-name="T7"/></text:p>
      <text:p text:style-name="P13"><text:span text:style-name="T7">- Työaikojen kirjaus: </text:span><text:span text:style-name="T9">työntekijä kirjaa </text:span><text:span text:style-name="T10">tekemänsä työtunnit järjestelmään</text:span></text:p>
      <text:p text:style-name="P15"><text:span text:style-name="T10">- <text:s/>Palveluvalikoiman muuttaminen: työntekijä lisää tai poistaa omasta palveluvalikoimastaan palvelun</text:span></text:p>
      <text:p text:style-name="P16"><text:span text:style-name="T14">- Yhteenvedon lähetys: työntekijä lähettää raportin johtajalle</text:span></text:p>
      <text:p text:style-name="P13"><text:span text:style-name="T7"/></text:p>
      <text:p text:style-name="P13"><text:span text:style-name="T7">Johtajan käyttötapaukset</text:span></text:p>
      <text:p text:style-name="P13"><text:span text:style-name="T7"/></text:p>
      <text:p text:style-name="P15"><text:span text:style-name="T10">- Työntekijän palkkaaminen: johtaja lisää työntekijän ja hänen tarjoamat palvelunsa järjestelmään </text:span><text:span text:style-name="T13">Esim: Järjestelmään lisätään kampaaja Kaija Kuisma ja hänen palveluvalikoimaansa naisten hiustenleikkuu.</text:span></text:p>
      <text:p text:style-name="P15"><text:span text:style-name="T10">- Työntekijän erottaminen: johtaja poistaa työntekijän tiedot järjestelmästä</text:span></text:p>
      <text:p text:style-name="P15"><text:span text:style-name="T10">- Työlistan lähetys: johtaja lisää työntekijöille työn tietylle ajankohdalle</text:span></text:p>
      <text:p text:style-name="P15"><text:span text:style-name="T10">- Kampaamon palvelujen määrittäminen: johtaja lisää palvelulistaan uuden palvelun, poistaa sieltä vanhan tai muuttaa esimerkiksi jonkin palvelun kuvausta tai hinta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7:53:10.56</meta:creation-date>
    <dc:date>2013-09-06T21:35:12.50</dc:date>
    <meta:editing-duration>PT4H42M12S</meta:editing-duration>
    <meta:editing-cycles>12</meta:editing-cycles>
    <meta:generator>LibreOffice/3.6$Windows_x86 LibreOffice_project/5b93205-6e6b3fc-7830f6d-c08ad66-1d9bf4</meta:generator>
    <meta:document-statistic meta:table-count="0" meta:image-count="1" meta:object-count="0" meta:page-count="2" meta:paragraph-count="24" meta:word-count="258" meta:character-count="2341" meta:non-whitespace-character-count="2341"/>
  </office:meta>
</office:document-meta>
</file>